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min-row-height="0.134cm"/>
    </style:style>
    <style:style style:name="Table1.A5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5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7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7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7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ext:p text:style-name="P6">Company: <text:placeholder text:placeholder-type="text">&lt;company.name&gt;</text:placeholder></text:p>
      <text:p text:style-name="P6">Currency: <text:placeholder text:placeholder-type="text">&lt;company.currency.name&gt;</text:placeholder></text:p>
      <text:p text:style-name="P6">Date: <text:placeholder text:placeholder-type="text">&lt;formatLang(time.strftime('%Y-%m-%d'), user.language, date=True)&gt;</text:placeholder> at <text:placeholder text:placeholder-type="text">&lt;time.strftime('%H:%M:%S')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">Party</text:p>
            </table:table-cell>
            <table:table-cell table:style-name="Table1.A1" office:value-type="string">
              <text:p text:style-name="P3"><text:placeholder text:placeholder-type="text">&lt;choose test=""&gt;</text:placeholder></text:p>
              <text:p text:style-name="P3"><text:placeholder text:placeholder-type="text">&lt;when test="unit == 'day' and abs(term0) &lt; 2"&gt;</text:placeholder></text:p>
              <text:p text:style-name="P3"><text:placeholder text:placeholder-type="text">&lt;unicode(term0)&gt;</text:placeholder> Day</text:p>
              <text:p text:style-name="P3"><text:placeholder text:placeholder-type="text">&lt;/when&gt;</text:placeholder></text:p>
              <text:p text:style-name="P3"><text:placeholder text:placeholder-type="text">&lt;when test="unit == 'day' and abs(term0) &gt;= 2"&gt;</text:placeholder></text:p>
              <text:p text:style-name="P3"><text:placeholder text:placeholder-type="text">&lt;unicode(term0)&gt;</text:placeholder> Days</text:p>
              <text:p text:style-name="P3"><text:placeholder text:placeholder-type="text">&lt;/when&gt;</text:placeholder></text:p>
              <text:p text:style-name="P3"><text:placeholder text:placeholder-type="text">&lt;when test="unit == 'month' and abs(term0) &lt; 2"&gt;</text:placeholder></text:p>
              <text:p text:style-name="P3"><text:placeholder text:placeholder-type="text">&lt;unicode(term0)&gt;</text:placeholder> Month</text:p>
              <text:p text:style-name="P3"><text:placeholder text:placeholder-type="text">&lt;/when&gt;</text:placeholder></text:p>
              <text:p text:style-name="P3"><text:placeholder text:placeholder-type="text">&lt;when test="unit == 'month' and abs(term0) &gt;= 2"&gt;</text:placeholder></text:p>
              <text:p text:style-name="P3"><text:placeholder text:placeholder-type="text">&lt;unicode(term0)&gt;</text:placeholder> Months</text:p>
              <text:p text:style-name="P3"><text:placeholder text:placeholder-type="text">&lt;/when&gt;</text:placeholder></text:p>
              <text:p text:style-name="P3"><text:placeholder text:placeholder-type="text">&lt;/choose&gt;</text:placeholder></text:p>
            </table:table-cell>
            <table:table-cell table:style-name="Table1.A1" office:value-type="string">
              <text:p text:style-name="P3"><text:placeholder text:placeholder-type="text">&lt;choose test=""&gt;</text:placeholder></text:p>
              <text:p text:style-name="P3"><text:placeholder text:placeholder-type="text">&lt;when test="unit == 'day' and abs(term1) &lt; 2"&gt;</text:placeholder></text:p>
              <text:p text:style-name="P3"><text:placeholder text:placeholder-type="text">&lt;unicode(term1)&gt;</text:placeholder> Day</text:p>
              <text:p text:style-name="P3"><text:placeholder text:placeholder-type="text">&lt;/when&gt;</text:placeholder></text:p>
              <text:p text:style-name="P3"><text:placeholder text:placeholder-type="text">&lt;when test="unit == 'day' and abs(term1) &gt;= 2"&gt;</text:placeholder></text:p>
              <text:p text:style-name="P3"><text:placeholder text:placeholder-type="text">&lt;unicode(term1)&gt;</text:placeholder> Days</text:p>
              <text:p text:style-name="P3"><text:placeholder text:placeholder-type="text">&lt;/when&gt;</text:placeholder></text:p>
              <text:p text:style-name="P3"><text:placeholder text:placeholder-type="text">&lt;when test="unit == 'month' and abs(term1) &lt; 2"&gt;</text:placeholder></text:p>
              <text:p text:style-name="P3"><text:placeholder text:placeholder-type="text">&lt;unicode(term1)&gt;</text:placeholder> Month</text:p>
              <text:p text:style-name="P3"><text:placeholder text:placeholder-type="text">&lt;/when&gt;</text:placeholder></text:p>
              <text:p text:style-name="P3"><text:placeholder text:placeholder-type="text">&lt;when test="unit == 'month' and abs(term1) &gt;= 2"&gt;</text:placeholder></text:p>
              <text:p text:style-name="P3"><text:placeholder text:placeholder-type="text">&lt;unicode(term1)&gt;</text:placeholder> Months</text:p>
              <text:p text:style-name="P3"><text:placeholder text:placeholder-type="text">&lt;/when&gt;</text:placeholder></text:p>
              <text:p text:style-name="P3"><text:placeholder text:placeholder-type="text">&lt;/choose&gt;</text:placeholder></text:p>
            </table:table-cell>
            <table:table-cell table:style-name="Table1.D1" office:value-type="string">
              <text:p text:style-name="P3"><text:placeholder text:placeholder-type="text">&lt;choose test=""&gt;</text:placeholder></text:p>
              <text:p text:style-name="P3"><text:placeholder text:placeholder-type="text">&lt;when test="unit == 'day' and abs(term2) &lt; 2"&gt;</text:placeholder></text:p>
              <text:p text:style-name="P3"><text:placeholder text:placeholder-type="text">&lt;unicode(term2)&gt;</text:placeholder> Day</text:p>
              <text:p text:style-name="P3"><text:placeholder text:placeholder-type="text">&lt;/when&gt;</text:placeholder></text:p>
              <text:p text:style-name="P3"><text:placeholder text:placeholder-type="text">&lt;when test="unit == 'day' and abs(term2) &gt;= 2"&gt;</text:placeholder></text:p>
              <text:p text:style-name="P3"><text:placeholder text:placeholder-type="text">&lt;unicode(term2)&gt;</text:placeholder> Days</text:p>
              <text:p text:style-name="P3"><text:placeholder text:placeholder-type="text">&lt;/when&gt;</text:placeholder></text:p>
              <text:p text:style-name="P3"><text:placeholder text:placeholder-type="text">&lt;when test="unit == 'month' and abs(term2) &lt; 2"&gt;</text:placeholder></text:p>
              <text:p text:style-name="P3"><text:placeholder text:placeholder-type="text">&lt;unicode(term2)&gt;</text:placeholder> Month</text:p>
              <text:p text:style-name="P3"><text:placeholder text:placeholder-type="text">&lt;/when&gt;</text:placeholder></text:p>
              <text:p text:style-name="P3"><text:placeholder text:placeholder-type="text">&lt;when test="unit == 'month' and abs(term2) &gt;= 2"&gt;</text:placeholder></text:p>
              <text:p text:style-name="P3"><text:placeholder text:placeholder-type="text">&lt;unicode(term2)&gt;</text:placeholder> Months</text:p>
              <text:p text:style-name="P3"><text:placeholder text:placeholder-type="text">&lt;/when&gt;</text:placeholder></text:p>
              <text:p text:style-name="P3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party['amount0'] and formatLang(party['amount0'], user.language, currency=company.currency)or ''&gt;</text:placeholder><text:soft-page-break/></text:p>
          </table:table-cell>
          <table:table-cell table:style-name="Table1.A3" office:value-type="string">
            <text:p text:style-name="P4"><text:placeholder text:placeholder-type="text">&lt;party['amount1'] and formatLang(party['amount1'], user.language, currency=company.currency) or ''&gt;</text:placeholder><text:soft-page-break/></text:p>
          </table:table-cell>
          <table:table-cell table:style-name="Table1.A2" office:value-type="string">
            <text:p text:style-name="P4"><text:placeholder text:placeholder-type="text">&lt;party['amount2'] and formatLang(party['amount2'], user.language, currency=company.currency) or ''&gt;</text:placeholder><text:soft-page-break/></text:p>
          </table:table-cell>
        </table:table-row>
        <table:table-row table:style-name="Table1.2">
          <table:table-cell table:style-name="Table1.A2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0, user.language, currency=company.currency)&gt;</text:placeholder><text:soft-page-break/></text:p>
          </table:table-cell>
          <table:table-cell table:style-name="Table1.A5" office:value-type="string">
            <text:p text:style-name="P5"><text:placeholder text:placeholder-type="text">&lt;formatLang(total1, user.language, currency=company.currency)&gt;</text:placeholder><text:soft-page-break/></text:p>
          </table:table-cell>
          <table:table-cell table:style-name="Table1.D5" office:value-type="string">
            <text:p text:style-name="P5"><text:placeholder text:placeholder-type="text">&lt;formatLang(total2, user.language, currency=company.currency)&gt;</text:placeholder><text:soft-page-break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8-27T16:35:46</meta:creation-date>
    <dc:date>2008-08-27T16:52:26</dc:date>
    <meta:editing-cycles>1</meta:editing-cycles>
    <meta:editing-duration>PT0S</meta:editing-duration>
    <meta:document-statistic meta:table-count="1" meta:image-count="0" meta:object-count="0" meta:page-count="4" meta:paragraph-count="67" meta:word-count="220" meta:character-count="1936"/>
    <meta:user-defined meta:name="Info 1"/>
    <meta:user-defined meta:name="Info 2"/>
    <meta:user-defined meta:name="Info 3"/>
    <meta:user-defined meta:name="Info 4"/>
  </office:meta>
</office:document-meta>
</file>